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P23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36" style:family="paragraph" style:parent-style-name="Standard">
      <style:paragraph-properties fo:text-align="start" style:justify-single-word="false" style:writing-mode="lr-tb"/>
      <style:text-properties fo:color="#c9211e" style:font-name="Times New Roman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3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4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fbac6" officeooo:paragraph-rsid="003fbac6" fo:background-color="transparent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42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3fbac6" officeooo:paragraph-rsid="003fbac6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3fc17" officeooo:paragraph-rsid="0043fc17" style:font-weight-asian="bold" style:font-weight-complex="bold"/>
    </style:style>
    <style:style style:name="P4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48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4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51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52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53" style:family="paragraph" style:parent-style-name="Standard">
      <style:paragraph-properties style:line-height-at-least="0.503cm"/>
      <style:text-properties fo:color="#b85c00" style:font-name="Droid Sans Mono" fo:font-size="10.5pt" fo:font-weight="bold" fo:background-color="transparent" style:font-weight-asian="bold" style:font-weight-complex="bold"/>
    </style:style>
    <style:style style:name="P54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55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49615" officeooo:paragraph-rsid="0043fc17" fo:background-color="transparent" style:font-weight-asian="bold" style:font-weight-complex="bold"/>
    </style:style>
    <style:style style:name="P56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57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5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5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60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Robot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6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3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202124" style:font-name="arial" fo:font-size="12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4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51db7b" officeooo:paragraph-rsid="0051db7b" fo:background-color="#1e1e1e"/>
    </style:style>
    <style:style style:name="P65" style:family="paragraph" style:parent-style-name="Standard">
      <style:paragraph-properties style:line-height-at-least="0.503cm"/>
      <style:text-properties fo:color="#28471f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66" style:family="paragraph" style:parent-style-name="Standard">
      <style:paragraph-properties style:line-height-at-least="0.503cm"/>
      <style:text-properties fo:color="#8d281e" style:font-name="Droid Sans Mono" fo:font-size="10.5pt" fo:font-weight="bold" officeooo:rsid="00530a9a" officeooo:paragraph-rsid="00530a9a" fo:background-color="transparent" style:font-weight-asian="bold" style:font-weight-complex="bold"/>
    </style:style>
    <style:style style:name="P67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Droid Sans Mono" fo:font-size="10.5pt" fo:font-weight="normal" officeooo:paragraph-rsid="004cff2e" fo:background-color="transparent" loext:padding="0cm" loext:border="none"/>
    </style:style>
    <style:style style:name="P68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paragraph-rsid="004cff2e" loext:padding="0cm" loext:border="none"/>
    </style:style>
    <style:style style:name="P69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rsid="0057ec2b" officeooo:paragraph-rsid="0057ec2b" loext:padding="0cm" loext:border="none"/>
    </style:style>
    <style:style style:name="P70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rsid="005ddc49" officeooo:paragraph-rsid="005ddc49" loext:padding="0cm" loext:border="none"/>
    </style:style>
    <style:style style:name="P71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fo:font-size="12pt" officeooo:rsid="005f28f7" officeooo:paragraph-rsid="005f28f7" loext:padding="0cm" loext:border="none"/>
    </style:style>
    <style:style style:name="P7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font-size="12pt" officeooo:rsid="005f28f7" officeooo:paragraph-rsid="005f28f7" loext:padding="0cm" loext:border="none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style:use-window-font-color="true" fo:font-weight="bold" officeooo:rsid="004b6a46"/>
    </style:style>
    <style:style style:name="T19" style:family="text">
      <style:text-properties style:use-window-font-color="true" fo:font-weight="bold" officeooo:rsid="004c97ee"/>
    </style:style>
    <style:style style:name="T20" style:family="text">
      <style:text-properties style:use-window-font-color="true" fo:font-weight="bold" officeooo:rsid="004cfbbe"/>
    </style:style>
    <style:style style:name="T21" style:family="text">
      <style:text-properties fo:color="#9cdcfe"/>
    </style:style>
    <style:style style:name="T22" style:family="text">
      <style:text-properties fo:color="#9cdcfe" style:text-underline-style="none"/>
    </style:style>
    <style:style style:name="T23" style:family="text">
      <style:text-properties officeooo:rsid="00133933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background-color="transparent" loext:char-shading-value="0"/>
    </style:style>
    <style:style style:name="T26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7" style:family="text">
      <style:text-properties fo:font-weight="bold"/>
    </style:style>
    <style:style style:name="T28" style:family="text">
      <style:text-properties fo:font-weight="bold" officeooo:rsid="001b1cc2" style:font-weight-asian="bold" style:font-weight-complex="bold"/>
    </style:style>
    <style:style style:name="T29" style:family="text">
      <style:text-properties fo:font-weight="bold" officeooo:rsid="001d21fc" style:font-weight-asian="bold" style:font-weight-complex="bold"/>
    </style:style>
    <style:style style:name="T30" style:family="text">
      <style:text-properties fo:font-weight="bold" officeooo:rsid="0049a9e9"/>
    </style:style>
    <style:style style:name="T31" style:family="text">
      <style:text-properties officeooo:rsid="0017a2a9"/>
    </style:style>
    <style:style style:name="T32" style:family="text">
      <style:text-properties officeooo:rsid="001815e3"/>
    </style:style>
    <style:style style:name="T33" style:family="text">
      <style:text-properties officeooo:rsid="001b1cc2"/>
    </style:style>
    <style:style style:name="T34" style:family="text">
      <style:text-properties officeooo:rsid="001b9f48"/>
    </style:style>
    <style:style style:name="T35" style:family="text">
      <style:text-properties officeooo:rsid="001d1bd5"/>
    </style:style>
    <style:style style:name="T36" style:family="text">
      <style:text-properties officeooo:rsid="001d21fc"/>
    </style:style>
    <style:style style:name="T37" style:family="text">
      <style:text-properties officeooo:rsid="0021f091"/>
    </style:style>
    <style:style style:name="T38" style:family="text">
      <style:text-properties fo:color="#355269" fo:font-weight="bold" style:font-weight-asian="bold" style:font-weight-complex="bold"/>
    </style:style>
    <style:style style:name="T39" style:family="text">
      <style:text-properties fo:color="#355269" fo:font-weight="bold" officeooo:rsid="002d9247" style:font-weight-asian="bold" style:font-weight-complex="bold"/>
    </style:style>
    <style:style style:name="T40" style:family="text">
      <style:text-properties officeooo:rsid="002caffc"/>
    </style:style>
    <style:style style:name="T41" style:family="text">
      <style:text-properties officeooo:rsid="002d9247"/>
    </style:style>
    <style:style style:name="T42" style:family="text">
      <style:text-properties style:font-name="Times New Roman" fo:font-size="12pt" fo:language="es" fo:country="VE" style:font-name-asian="Courier New1" style:font-size-asian="12pt"/>
    </style:style>
    <style:style style:name="T43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44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5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6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7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8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officeooo:rsid="003a3594" style:font-size-asian="18pt" style:font-size-complex="18pt"/>
    </style:style>
    <style:style style:name="T51" style:family="text">
      <style:text-properties fo:color="#00a933"/>
    </style:style>
    <style:style style:name="T52" style:family="text">
      <style:text-properties fo:color="#ff0000"/>
    </style:style>
    <style:style style:name="T53" style:family="text">
      <style:text-properties fo:color="#b85c00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449615" fo:background-color="transparent" loext:char-shading-value="0"/>
    </style:style>
    <style:style style:name="T56" style:family="text">
      <style:text-properties fo:color="#ea7500" fo:font-weight="bold" officeooo:rsid="0049a9e9"/>
    </style:style>
    <style:style style:name="T57" style:family="text">
      <style:text-properties style:font-weight-asian="normal" style:font-weight-complex="normal"/>
    </style:style>
    <style:style style:name="T58" style:family="text">
      <style:text-properties officeooo:rsid="0049a9e9" style:font-weight-asian="normal" style:font-weight-complex="normal"/>
    </style:style>
    <style:style style:name="T59" style:family="text">
      <style:text-properties fo:color="#202124" style:font-name="arial" fo:font-size="12pt" officeooo:rsid="0049a9e9"/>
    </style:style>
    <style:style style:name="T60" style:family="text">
      <style:text-properties fo:color="#202124" style:font-name="arial" fo:font-size="12pt" fo:font-weight="bold" officeooo:rsid="0049a9e9"/>
    </style:style>
    <style:style style:name="T61" style:family="text">
      <style:text-properties fo:color="#1e6a39" fo:font-weight="bold" style:font-weight-asian="bold" style:font-weight-complex="bold"/>
    </style:style>
    <style:style style:name="T62" style:family="text">
      <style:text-properties fo:color="#8d281e"/>
    </style:style>
    <style:style style:name="T63" style:family="text">
      <style:text-properties fo:color="#8d281e" officeooo:rsid="0054e263"/>
    </style:style>
    <style:style style:name="T64" style:family="text">
      <style:text-properties officeooo:rsid="0054e263"/>
    </style:style>
    <style:style style:name="T65" style:family="text">
      <style:text-properties officeooo:rsid="0059f024"/>
    </style:style>
    <style:style style:name="T66" style:family="text">
      <style:text-properties officeooo:rsid="005a79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text:span text:style-name="T66">(En el minuto 6 explica como configurarlo correctamente)</text:span>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37"><text:tab/><text:tab/>res.json(notes);</text:p>
      <text:p text:style-name="P37"><text:s text:c="11"/>});</text:p>
      <text:p text:style-name="P37"/>
      <text:p text:style-name="P38">Quedé en el minuto 10:00</text:p>
      <text:p text:style-name="P38"/>
      <text:p text:style-name="P38">*<text:span text:style-name="T23">10:50 Deatil Api View</text:span></text:p>
      <text:p text:style-name="P43"/>
      <text:p text:style-name="P41"><text:span text:style-name="T24">req.params</text:span><text:span text:style-name="T25"> </text:span><text:span text:style-name="T26">Nos va a dar todos los parametros que están en nuestra id</text:span></text:p>
      <text:p text:style-name="P43"/>
      <text:p text:style-name="P50"><text:span text:style-name="T13">app</text:span><text:span text:style-name="T24">.</text:span><text:span text:style-name="T15">get</text:span><text:span text:style-name="T24">(</text:span><text:span text:style-name="T16">"/api/notes/:id"</text:span><text:span text:style-name="T24">, (</text:span><text:span text:style-name="T22">req</text:span><text:span text:style-name="T24">, </text:span><text:span text:style-name="T22">res</text:span><text:span text:style-name="T24">) </text:span><text:span text:style-name="T11">=&gt;</text:span><text:span text:style-name="T24"> {</text:span></text:p>
      <text:p text:style-name="P49"><text:span text:style-name="T10">const</text:span> <text:span text:style-name="T12">note</text:span> = <text:span text:style-name="T12">notes</text:span>.<text:span text:style-name="T14">find</text:span>((<text:span text:style-name="T21">n</text:span>) <text:span text:style-name="T10">=&gt;</text:span> <text:span text:style-name="T21">n</text:span>.<text:span text:style-name="T21">_id</text:span> === <text:span text:style-name="T21">req</text:span>.<text:span text:style-name="T21">params</text:span>.<text:span text:style-name="T21">id</text:span>);</text:p>
      <text:p text:style-name="P49"><text:span text:style-name="T21">console</text:span>.<text:span text:style-name="T14">log</text:span>(<text:span text:style-name="T21">req</text:span>.<text:span text:style-name="T21">params</text:span>);</text:p>
      <text:p text:style-name="P49">});</text:p>
      <text:p text:style-name="P49"/>
      <text:p text:style-name="P49"/>
      <text:p text:style-name="P49"/>
      <text:p text:style-name="P42">* <text:span text:style-name="T31">13:50 → </text:span>.<text:span text:style-name="T31">env file (Explicación) </text:span><text:span text:style-name="T32">Secrete information about our aplication</text:span></text:p>
      <text:p text:style-name="P43"/>
      <text:p text:style-name="P19">* <text:span text:style-name="T33">14: 32 → Hay que instalar </text:span><text:span text:style-name="T28">npm i dotenv</text:span></text:p>
      <text:p text:style-name="P5"/>
      <text:p text:style-name="P5">* Edit<text:span text:style-name="T34"> . PORT = 5000</text:span></text:p>
      <text:p text:style-name="P5"/>
      <text:p text:style-name="P5"/>
      <text:p text:style-name="P7">Qued<text:span text:style-name="T35">é</text:span> 15:02 <text:s/><text:span text:style-name="T29">Instalación de nodemon</text:span></text:p>
      <text:p text:style-name="P6"/>
      <text:p text:style-name="P6"><text:span text:style-name="T36">Para Guardar cambios autom</text:span><text:span text:style-name="T37">á</text:span><text:span text:style-name="T36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8">.GIT </text:span>DEL FRONTEND POR QUE TENÍA CONFLICTOS CON EL <text:span text:style-name="T38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8">.gitignore</text:span> que tienes en sr<text:span text:style-name="T40">c</text:span> debes pasarlo al directorio principal <text:span text:style-name="T41">al lado de</text:span><text:span text:style-name="T39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47"/>
      <text:p text:style-name="P37"># dependencies</text:p>
      <text:p text:style-name="P51">/node_modules</text:p>
      <text:p text:style-name="P51">node_modules/</text:p>
      <text:p text:style-name="P51">frontend/node_modules/</text:p>
      <text:p text:style-name="P37">/.pnp</text:p>
      <text:p text:style-name="P37">.pnp.js</text:p>
      <text:p text:style-name="P47"/>
      <text:p text:style-name="P37"># testing</text:p>
      <text:p text:style-name="P37">/coverage</text:p>
      <text:p text:style-name="P47"/>
      <text:p text:style-name="P37"># production</text:p>
      <text:p text:style-name="P37">/build</text:p>
      <text:p text:style-name="P47"/>
      <text:p text:style-name="P37"># misc</text:p>
      <text:p text:style-name="P37">.DS_Store</text:p>
      <text:p text:style-name="P51">.env</text:p>
      <text:p text:style-name="P37">.env.local</text:p>
      <text:p text:style-name="P37">.env.development.local</text:p>
      <text:p text:style-name="P37">.env.test.local</text:p>
      <text:p text:style-name="P37">.env.production.local</text:p>
      <text:p text:style-name="P47"/>
      <text:p text:style-name="P37">npm-debug.log*</text:p>
      <text:p text:style-name="P37">yarn-debug.log*</text:p>
      <text:p text:style-name="P37">yarn-error.log*</text:p>
      <text:p text:style-name="P37"/>
      <text:p text:style-name="P39">* Hacer git init en el <text:span text:style-name="T38">root directory</text:span></text:p>
      <text:p text:style-name="P52"/>
      <text:p text:style-name="P52"/>
      <text:p text:style-name="P52"/>
      <text:p text:style-name="P52"/>
      <text:p text:style-name="P52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30"><text:span text:style-name="T8">VIDEO </text:span><text:span text:style-name="T9">7</text:span><text:span text:style-name="T8"> <text:s/></text:span><text:span text:style-name="T43">REACT ROUTER</text:span></text:p>
      <text:p text:style-name="P31"/>
      <text:p text:style-name="P34"><text:span text:style-name="T43">Q</text:span><text:span text:style-name="T42">uedé 1</text:span><text:span text:style-name="T44">7</text:span><text:span text:style-name="T42"> : </text:span><text:span text:style-name="T44">3</text:span><text:span text:style-name="T42">5</text:span></text:p>
      <text:p text:style-name="P32"/>
      <text:p text:style-name="P32"/>
      <text:p text:style-name="P33">VIDEO 8 CONNECTING BACKEND WITH FRONTEND</text:p>
      <text:p text:style-name="P33"/>
      <text:p text:style-name="P35"><text:span text:style-name="T42"><text:tab/>Al principio no podía por que faltaba la carpeta de notes que estaba en frontend y la necesitaba en backend , el no me lo recordó o debe ser que no la llamé apropiadamente desde el frontend.</text:span><text:span text:style-name="T46"> REVISA ESO </text:span></text:p>
      <text:p text:style-name="P36"/>
      <text:p text:style-name="P22"><text:span text:style-name="T45">11:00 → Utiliza</text:span><text:span text:style-name="T48"> </text:span><text:span text:style-name="T47">"concurrently" </text:span><text:span text:style-name="T48">para correr todo al mismo timpo (back and frontend)</text:span></text:p>
      <text:p text:style-name="P23"/>
      <text:p text:style-name="P23"/>
      <text:p text:style-name="P25">npm run dev <text:s/><text:span text:style-name="T50">(Para correr Ambos)</text:span></text:p>
      <text:p text:style-name="P27"/>
      <text:p text:style-name="P26"><text:span text:style-name="T49">5:00</text:span><text:span text:style-name="T50"> V</text:span><text:span text:style-name="T49">IDEO 9 </text:span></text:p>
      <text:p text:style-name="P28"/>
      <text:p text:style-name="P29">No se si sirve , puse mydb (que ya tiene una tabla o collection posts) como data base, hay que probar, o tal vez necesites crear una nueva</text:p>
      <text:p text:style-name="P27"/>
      <text:p text:style-name="P24">Creó un archivo para la conexión llamado db.js en la carpeta config </text:p>
      <text:p text:style-name="P24"/>
      <text:p text:style-name="P21">const mongoose = require('mongoose')</text:p>
      <text:p text:style-name="P48"/>
      <text:p text:style-name="P44">const connectDB = async ()=&gt;{</text:p>
      <text:p text:style-name="P44">try {</text:p>
      <text:p text:style-name="P44">const conn = await mongoose.connect(<text:span text:style-name="T51">process.env.MONGO_URI</text:span>)</text:p>
      <text:p text:style-name="P44">console.log(`MongoDB Conectado: ${<text:span text:style-name="T52">conn.connection.host</text:span>}`)</text:p>
      <text:p text:style-name="P44">} catch (error) {</text:p>
      <text:p text:style-name="P44">console.error(`Error: ${error.message}`)</text:p>
      <text:p text:style-name="P44">process.exit()</text:p>
      <text:p text:style-name="P44">}</text:p>
      <text:p text:style-name="P44">}</text:p>
      <text:p text:style-name="P48"/>
      <text:p text:style-name="P44">module.exports = connectDB;</text:p>
      <text:p text:style-name="P44"/>
      <text:p text:style-name="P44"/>
      <text:p text:style-name="P40"><text:soft-page-break/>Al que después llamo por:</text:p>
      <text:p text:style-name="P40"/>
      <text:p text:style-name="P45">const express = require("express");</text:p>
      <text:p text:style-name="P44">const notes = require("./data/notes");</text:p>
      <text:p text:style-name="P44">const dotenv = require("dotenv");</text:p>
      <text:p text:style-name="P44">const <text:span text:style-name="T53">connectDB</text:span> = require("<text:span text:style-name="T52">./config/db</text:span>")</text:p>
      <text:p text:style-name="P48"/>
      <text:p text:style-name="P44">const app = express();</text:p>
      <text:p text:style-name="P44">dotenv.config();</text:p>
      <text:p text:style-name="P53">connectDB();</text:p>
      <text:p text:style-name="P53"/>
      <text:p text:style-name="P46"><text:span text:style-name="T54">VIDEO 1</text:span><text:span text:style-name="T55">0</text:span></text:p>
      <text:p text:style-name="P55"/>
      <text:p text:style-name="P60">User Authentication JWT</text:p>
      <text:p text:style-name="P60"/>
      <text:p text:style-name="P61">* Si solo necesitas correr el servidor : <text:span text:style-name="T27">node backend/server.js</text:span></text:p>
      <text:p text:style-name="P61"><text:span text:style-name="T27"/></text:p>
      <text:p text:style-name="P61"><text:span text:style-name="T57">* </text:span><text:span text:style-name="T58">Instalé</text:span><text:span text:style-name="T30"> </text:span><text:span text:style-name="T56">POSTMAN</text:span></text:p>
      <text:p text:style-name="P61"><text:span text:style-name="T56"><text:s text:c="2"/></text:span></text:p>
      <text:p text:style-name="P61"><text:span text:style-name="T56">* </text:span><text:span text:style-name="T18">Creaci</text:span><text:span text:style-name="T19">ó</text:span><text:span text:style-name="T18">n de una variable </text:span><text:span text:style-name="T20">U</text:span><text:span text:style-name="T18">rl – 7:00</text:span></text:p>
      <text:p text:style-name="P61"><text:span text:style-name="T56"/></text:p>
      <text:p text:style-name="P63"><text:span text:style-name="T56">¿Qué hace App use?</text:span></text:p>
      <text:p text:style-name="P61"><text:span text:style-name="T56"/></text:p>
      <text:p text:style-name="P62"><text:span text:style-name="T59">use</text:span><text:span text:style-name="T60"> </text:span><text:span text:style-name="T59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62"><text:span text:style-name="T59"/></text:p>
      <text:p text:style-name="P68"><text:span text:style-name="T27">Express </text:span>es una infraestructura web de direccionamiento y middleware que tiene una funcionalidad mínima propia: una aplicación <text:span text:style-name="T27">Express </text:span>es fundamentalmente una serie de llamadas a funciones de middleware.</text:p>
      <text:p text:style-name="P68"/>
      <text:p text:style-name="P67">connectDB();</text:p>
      <text:p text:style-name="P58">app.use(express.json())</text:p>
      <text:p text:style-name="P58"/>
      <text:p text:style-name="P58"/>
      <text:p text:style-name="P59">* Como Encriptar el password para que no sea visible en <text:span text:style-name="T61">mongo-cloud</text:span> – 18:17</text:p>
      <text:p text:style-name="P64"/>
      <text:p text:style-name="P65">// will encrypt password everytime its saved</text:p>
      <text:p text:style-name="P65">// <text:span text:style-name="T63">prev</text:span><text:span text:style-name="T64"> significa que va a hacerlo antes de introducir los datos</text:span></text:p>
      <text:p text:style-name="P65"/>
      <text:p text:style-name="P56">userSchema.<text:span text:style-name="T62">pre</text:span>("save", async function (next) {</text:p>
      <text:p text:style-name="P57">if (!this.isModified("password")) {</text:p>
      <text:p text:style-name="P57">next();</text:p>
      <text:p text:style-name="P57">}</text:p>
      <text:p text:style-name="P57">const salt = await bcrypt.genSalt(10);</text:p>
      <text:p text:style-name="P57">this.password = await bcrypt.hash(this.password, salt);</text:p>
      <text:p text:style-name="P57"><text:soft-page-break/>});</text:p>
      <text:p text:style-name="P56"/>
      <text:p text:style-name="P66">Debes crear un nuevo usuario , simplemente hacer un pequeño cambio en email para probar. </text:p>
      <text:p text:style-name="P68"/>
      <text:p text:style-name="P68"/>
      <text:p text:style-name="P69">Quedé en 2<text:span text:style-name="T65">3</text:span>:3<text:span text:style-name="T65">5</text:span></text:p>
      <text:p text:style-name="P69"/>
      <text:p text:style-name="P70">En el minuto 29 hace un resumen explicativo</text:p>
      <text:p text:style-name="P70"/>
      <text:p text:style-name="P71">JWT – 30:00</text:p>
      <text:p text:style-name="P71"/>
      <text:p text:style-name="P72">Llevar el token al front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8T14:08:44.837960667</dc:date>
    <meta:editing-duration>PT10H41M51S</meta:editing-duration>
    <meta:editing-cycles>78</meta:editing-cycles>
    <meta:generator>LibreOffice/6.4.7.2$Linux_X86_64 LibreOffice_project/40$Build-2</meta:generator>
    <meta:document-statistic meta:table-count="0" meta:image-count="0" meta:object-count="0" meta:page-count="5" meta:paragraph-count="114" meta:word-count="668" meta:character-count="4338" meta:non-whitespace-character-count="3741"/>
  </office:meta>
</office:document-meta>
</file>